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b2a" presentation:display-footer="false" presentation:display-page-number="false" presentation:display-date-time="fals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00c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standard">
      <style:graphic-properties draw:stroke="none" svg:stroke-width="0.026cm" svg:stroke-linecap="butt" draw:fill="solid" draw:fill-color="#1b2b3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" style:family="graphic" style:parent-style-name="standard">
      <style:graphic-properties draw:stroke="none" svg:stroke-width="0.026cm" svg:stroke-linecap="butt" draw:fill="solid" draw:fill-color="#12283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6cm" svg:stroke-linecap="butt" draw:fill="solid" draw:fill-color="#7c4d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26cm" svg:stroke-linecap="butt" draw:fill="solid" draw:fill-color="#00e07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26cm" svg:stroke-linecap="butt" draw:fill="solid" draw:fill-color="#ffc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26cm" svg:stroke-linecap="butt" draw:fill="solid" draw:fill-color="#ff4d6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.026cm" svg:stroke-linecap="butt" draw:fill="solid" draw:fill-color="#08122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9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width="0.026cm" svg:stroke-linecap="butt" draw:fill="solid" draw:fill-color="#7c4dff" draw:textarea-horizontal-align="justify" draw:textarea-vertical-align="middle" draw:auto-grow-height="false" draw:fit-to-size="false" style:shrink-to-fit="false" fo:min-height="1.147cm" fo:min-width="3.209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.026cm" svg:stroke-linecap="butt" draw:fill="solid" draw:fill-color="#ff4d6d" draw:textarea-horizontal-align="justify" draw:textarea-vertical-align="middle" draw:auto-grow-height="false" draw:fit-to-size="false" style:shrink-to-fit="false" fo:min-height="1.147cm" fo:min-width="3.625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42cm" svg:stroke-color="#a0b8cc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61" style:family="graphic" style:parent-style-name="standard">
      <style:graphic-properties draw:stroke="solid" svg:stroke-width="0.042cm" svg:stroke-color="#a0b8cc" svg:stroke-linecap="butt" draw:fill="none" loext:fill-use-slide-background="false" draw:textarea-horizontal-align="justify" draw:textarea-vertical-align="middle" draw:auto-grow-height="false" draw:fit-to-size="false" style:shrink-to-fit="false" fo:min-height="2.546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color="#ffffff" draw:fill="none" draw:textarea-vertical-align="middle" loext:decorative="false"/>
    </style:style>
    <style:style style:name="gr66" style:family="graphic" style:parent-style-name="standard">
      <style:graphic-properties svg:stroke-color="#ffffff" draw:fill="solid" draw:fill-color="#dddddd" draw:textarea-vertical-align="middle" loext:decorative="false"/>
    </style:style>
    <style:style style:name="gr67" style:family="graphic" style:parent-style-name="objectwithoutfill">
      <style:graphic-properties svg:stroke-color="#ffffff" draw:fill="solid" draw:fill-color="#dddddd" draw:textarea-vertical-align="middle" loext:decorative="false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width="0.026cm" svg:stroke-linecap="butt" draw:fill="solid" draw:fill-color="#00b4d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solid" svg:stroke-width="0.053cm" svg:stroke-color="#00e076" svg:stroke-linecap="butt" draw:fill="solid" draw:fill-color="#08122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91" style:family="graphic" style:parent-style-name="standard">
      <style:graphic-properties draw:stroke="none" svg:stroke-width="0.026cm" svg:stroke-linecap="butt" draw:fill="solid" draw:fill-color="#00503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9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3" style:family="graphic" style:parent-style-name="standard">
      <style:graphic-properties draw:stroke="solid" svg:stroke-width="0.053cm" svg:stroke-color="#ff4d6d" svg:stroke-linecap="butt" draw:fill="solid" draw:fill-color="#08122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04" style:family="graphic" style:parent-style-name="standard">
      <style:graphic-properties draw:stroke="none" svg:stroke-width="0.026cm" svg:stroke-linecap="butt" draw:fill="solid" draw:fill-color="#50101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0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00c2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1b2b3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solid" draw:fill-color="#12283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7c4d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solid" draw:fill-color="#00e07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solid" draw:fill-color="#ffc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2" style:family="paragraph">
      <loext:graphic-properties draw:fill="solid" draw:fill-color="#ff4d6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solid" draw:fill-color="#08122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style:paragraph-properties fo:text-align="left"/>
      <style:text-properties fo:font-size="18pt"/>
    </style:style>
    <style:style style:name="P15" style:family="paragraph">
      <loext:graphic-properties draw:fill="none"/>
      <style:paragraph-properties fo:text-align="left" style:writing-mode="lr-tb" style:font-independent-line-spacing="true"/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dddddd"/>
      <style:paragraph-properties fo:text-align="center"/>
    </style:style>
    <style:style style:name="P21" style:family="paragraph">
      <loext:graphic-properties draw:fill="solid" draw:fill-color="#00b4d8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loext:graphic-properties draw:fill="solid" draw:fill-color="#00503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3" style:family="paragraph">
      <loext:graphic-properties draw:fill="none"/>
      <style:paragraph-properties fo:text-align="left" style:font-independent-line-spacing="true"/>
      <style:text-properties fo:font-size="18pt"/>
    </style:style>
    <style:style style:name="P24" style:family="paragraph">
      <loext:graphic-properties draw:fill="solid" draw:fill-color="#50101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1b2b3e" loext:opacity="100%" style:text-outline="false" style:text-line-through-style="none" style:text-line-through-type="none" style:text-position="0% 100%" style:font-name="Calibri" fo:font-size="190pt" fo:letter-spacing="normal" fo:language="en" fo:country="US" fo:font-style="normal" style:text-underline-style="none" fo:font-weight="bold" fo:background-color="transparent" style:font-size-asian="190pt" style:font-style-asian="normal" style:font-weight-asian="bold" style:font-size-complex="190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6pt" fo:letter-spacing="normal" fo:language="en" fo:country="US" fo:font-style="normal" style:text-underline-style="none" fo:font-weight="bold" fo:background-color="transparent" style:font-size-asian="46pt" style:font-style-asian="normal" style:font-weight-asian="bold" style:font-size-complex="46pt" style:font-style-complex="normal" style:font-weight-complex="bold"/>
    </style:style>
    <style:style style:name="T3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variant="normal" fo:text-transform="none" fo:color="#a0b8cc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a0b8cc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4pt" fo:letter-spacing="normal" fo:language="en" fo:country="US" fo:font-style="normal" style:text-underline-style="none" fo:font-weight="bold" fo:background-color="transparent" style:font-size-asian="34pt" style:font-style-asian="normal" style:font-weight-asian="bold" style:font-size-complex="34pt" style:font-style-complex="normal" style:font-weight-complex="bold"/>
    </style:style>
    <style:style style:name="T8" style:family="text">
      <style:text-properties fo:font-variant="normal" fo:text-transform="none" fo:color="#a0b8cc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font-variant="normal" fo:text-transform="none" fo:color="#a0b8cc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fo:color="#7c4dff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e076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fo:color="#ffc4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ff4d6d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a0b8cc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a8ffc8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a0b8cc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ffc4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e076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ff4d6d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a8ffc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00e076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00e076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ff4d6d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ff4d6d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ff8888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0pt" fo:letter-spacing="normal" fo:language="en" fo:country="US" fo:font-style="normal" style:text-underline-style="none" fo:font-weight="normal" fo:background-color="transparent" style:font-size-asian="140pt" style:font-style-asian="normal" style:font-weight-asian="normal" style:font-size-complex="140pt" style:font-style-complex="normal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8pt" fo:letter-spacing="normal" fo:language="en" fo:country="US" fo:font-style="normal" style:text-underline-style="none" fo:font-weight="bold" fo:background-color="transparent" style:font-size-asian="38pt" style:font-style-asian="normal" style:font-weight-asian="bold" style:font-size-complex="38pt" style:font-style-complex="normal" style:font-weight-complex="bold"/>
    </style:style>
    <style:style style:name="T33" style:family="text">
      <style:text-properties fo:font-variant="normal" fo:text-transform="none" fo:color="#00e076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35" style:family="text">
      <style:text-properties fo:font-variant="normal" fo:text-transform="none" fo:color="#00c2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1b2b3e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c2f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a0b8cc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7c4df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e076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c400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f4d6d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a8ffc8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ff8888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custom-shape draw:name="Rectangle 1" draw:style-name="gr1" draw:text-style-name="P1" draw:layer="layout" svg:width="0.38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2" draw:layer="layout" svg:width="11.429cm" svg:height="11.429cm" svg:x="24.892cm" svg:y="-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7.619cm" svg:height="7.619cm" svg:x="27.432cm" svg:y="0.5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5" draw:layer="layout" svg:width="7.619cm" svg:height="8.295cm" svg:x="25.908cm" svg:y="0.762cm">
          <text:p text:style-name="P4"><text:span text:style-name="T1">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7" draw:layer="layout" svg:width="24.129cm" svg:height="2.199cm" svg:x="1.016cm" svg:y="3.556cm">
          <text:p text:style-name="P6"><text:span text:style-name="T2">NUMBER GUESSING GAM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7" draw:layer="layout" svg:width="17.779cm" svg:height="1.267cm" svg:x="1.016cm" svg:y="7.62cm">
          <text:p text:style-name="P6"><text:span text:style-name="T3">A Mind Game in C++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7" draw:layer="layout" svg:width="20.319cm" svg:height="1.013cm" svg:x="1.016cm" svg:y="9.779cm">
          <text:p text:style-name="P6"><text:span text:style-name="T4">Guess the number. Beat the clock. Win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2" draw:layer="layout" svg:width="7.111cm" svg:height="1.396cm" svg:x="1.016cm" svg:y="12.06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6.501cm" svg:height="0.844cm" svg:x="1.321cm" svg:y="12.192cm">
          <text:p text:style-name="P6"><text:span text:style-name="T5">🎯 Random Numb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2" draw:layer="layout" svg:width="7.111cm" svg:height="1.396cm" svg:x="8.89cm" svg:y="12.06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7" draw:layer="layout" svg:width="6.501cm" svg:height="0.844cm" svg:x="9.195cm" svg:y="12.192cm">
          <text:p text:style-name="P6"><text:span text:style-name="T5">🔁 7 Attem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2" draw:layer="layout" svg:width="7.111cm" svg:height="1.396cm" svg:x="16.51cm" svg:y="12.06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0" draw:text-style-name="P7" draw:layer="layout" svg:width="6.501cm" svg:height="0.844cm" svg:x="16.815cm" svg:y="12.192cm">
          <text:p text:style-name="P6"><text:span text:style-name="T5">📊 Feedba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2" draw:layer="layout" svg:width="7.111cm" svg:height="1.396cm" svg:x="22.86cm" svg:y="12.06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1" draw:text-style-name="P7" draw:layer="layout" svg:width="6.501cm" svg:height="0.844cm" svg:x="23.165cm" svg:y="12.192cm">
          <text:p text:style-name="P6"><text:span text:style-name="T5">C++ Consol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" draw:text-style-name="P2" draw:layer="layout" svg:width="33.476cm" svg:height="1.777cm" svg:x="0.381cm" svg:y="17.27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2" draw:text-style-name="P7" draw:layer="layout" svg:width="32.511cm" svg:height="0.844cm" svg:x="1.016cm" svg:y="17.45cm">
          <text:p text:style-name="P6"><text:span text:style-name="T6">C++ Basics <text:s/>| <text:s/>rand() &amp; srand() <text:s/>| <text:s/>while loop <text:s/>| <text:s/>Conditional Logi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xml:id="id2" draw:id="id2">
        <office:forms form:automatic-focus="false" form:apply-design-mode="false"/>
        <draw:custom-shape draw:name="Rectangle 1" draw:style-name="gr1" draw:text-style-name="P1" draw:layer="layout" svg:width="0.38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7" draw:layer="layout" svg:width="30.479cm" svg:height="1.69cm" svg:x="1.016cm" svg:y="0.508cm">
          <text:p text:style-name="P6"><text:span text:style-name="T7">HOW THE GAME WORK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31.749cm" svg:height="2.285cm" svg:x="1.016cm" svg:y="2.6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" draw:text-style-name="P7" draw:layer="layout" svg:width="30.733cm" svg:height="1.605cm" svg:x="1.524cm" svg:y="2.845cm">
          <text:p text:style-name="P6"><text:span text:style-name="T8">The program picks a random number (1–100). You have exactly 7 attempts to guess it. After each guess, you receive a hint — Too High or Too Low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2" draw:layer="layout" svg:width="31.749cm" svg:height="2.234cm" svg:x="1.016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1.32cm" svg:height="2.234cm" svg:x="1.016cm" svg:y="5.33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" draw:text-style-name="P5" draw:layer="layout" svg:width="1.218cm" svg:height="1.013cm" svg:x="1.092cm" svg:y="5.791cm">
          <text:p text:style-name="P4"><text:span text:style-name="T9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7" draw:text-style-name="P7" draw:layer="layout" svg:width="6.603cm" svg:height="0.886cm" svg:x="2.667cm" svg:y="5.537cm">
          <text:p text:style-name="P6"><text:span text:style-name="T10">Program star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8" draw:text-style-name="P7" draw:layer="layout" svg:width="29.209cm" svg:height="0.802cm" svg:x="2.667cm" svg:y="6.502cm">
          <text:p text:style-name="P6"><text:span text:style-name="T11">srand(time(0)) seeds rand(); secret = rand()%100+1 generates a number 1–1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2" draw:layer="layout" svg:width="31.749cm" svg:height="2.234cm" svg:x="1.016cm" svg:y="7.8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9" draw:text-style-name="P9" draw:layer="layout" svg:width="1.32cm" svg:height="2.234cm" svg:x="1.016cm" svg:y="7.8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0" draw:text-style-name="P5" draw:layer="layout" svg:width="1.218cm" svg:height="1.013cm" svg:x="1.092cm" svg:y="8.28cm">
          <text:p text:style-name="P4"><text:span text:style-name="T9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1" draw:text-style-name="P7" draw:layer="layout" svg:width="6.603cm" svg:height="0.886cm" svg:x="2.667cm" svg:y="8.026cm">
          <text:p text:style-name="P6"><text:span text:style-name="T12">Player guess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2" draw:text-style-name="P7" draw:layer="layout" svg:width="29.209cm" svg:height="0.802cm" svg:x="2.667cm" svg:y="8.992cm">
          <text:p text:style-name="P6"><text:span text:style-name="T11">User inputs a number; cin &gt;&gt; guess reads it from the consol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2" draw:layer="layout" svg:width="31.749cm" svg:height="2.234cm" svg:x="1.016cm" svg:y="10.3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10" draw:layer="layout" svg:width="1.32cm" svg:height="2.234cm" svg:x="1.016cm" svg:y="10.3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4" draw:text-style-name="P5" draw:layer="layout" svg:width="1.218cm" svg:height="1.013cm" svg:x="1.092cm" svg:y="10.77cm">
          <text:p text:style-name="P4"><text:span text:style-name="T9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5" draw:text-style-name="P7" draw:layer="layout" svg:width="6.603cm" svg:height="0.886cm" svg:x="2.667cm" svg:y="10.516cm">
          <text:p text:style-name="P6"><text:span text:style-name="T13">Check the gu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6" draw:text-style-name="P7" draw:layer="layout" svg:width="29.209cm" svg:height="0.802cm" svg:x="2.667cm" svg:y="11.481cm">
          <text:p text:style-name="P6"><text:span text:style-name="T11">if/else if/else compares guess to secretNumber and prints the resul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" draw:text-style-name="P2" draw:layer="layout" svg:width="31.749cm" svg:height="2.234cm" svg:x="1.016cm" svg:y="12.8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7" draw:text-style-name="P11" draw:layer="layout" svg:width="1.32cm" svg:height="2.234cm" svg:x="1.016cm" svg:y="12.8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8" draw:text-style-name="P5" draw:layer="layout" svg:width="1.218cm" svg:height="1.013cm" svg:x="1.092cm" svg:y="13.259cm">
          <text:p text:style-name="P4"><text:span text:style-name="T9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9" draw:text-style-name="P7" draw:layer="layout" svg:width="6.603cm" svg:height="0.886cm" svg:x="2.667cm" svg:y="13.005cm">
          <text:p text:style-name="P6"><text:span text:style-name="T14">Attempts decre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0" draw:text-style-name="P7" draw:layer="layout" svg:width="29.209cm" svg:height="0.802cm" svg:x="2.667cm" svg:y="13.97cm">
          <text:p text:style-name="P6"><text:span text:style-name="T11">attempts-- after every wrong guess; remaining count is display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" draw:text-style-name="P2" draw:layer="layout" svg:width="31.749cm" svg:height="2.234cm" svg:x="1.016cm" svg:y="15.2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1" draw:text-style-name="P12" draw:layer="layout" svg:width="1.32cm" svg:height="2.234cm" svg:x="1.016cm" svg:y="15.2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2" draw:text-style-name="P5" draw:layer="layout" svg:width="1.218cm" svg:height="1.013cm" svg:x="1.092cm" svg:y="15.748cm">
          <text:p text:style-name="P4"><text:span text:style-name="T9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7" draw:layer="layout" svg:width="6.603cm" svg:height="0.886cm" svg:x="2.667cm" svg:y="15.494cm">
          <text:p text:style-name="P6"><text:span text:style-name="T15">Win or Lo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4" draw:text-style-name="P7" draw:layer="layout" svg:width="29.209cm" svg:height="0.802cm" svg:x="2.667cm" svg:y="16.459cm">
          <text:p text:style-name="P6"><text:span text:style-name="T11">Correct guess → You Won! <text:s text:c="2"/>| <text:s text:c="2"/>attempts == 0 → Game Over + secret reveal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5" draw:text-style-name="P7" draw:layer="layout" svg:width="31.749cm" svg:height="0.802cm" svg:x="1.016cm" svg:y="17.907cm">
          <text:p text:style-name="P6"><text:span text:style-name="T16">Single source file — no external libraries needed. Compile &amp; run instantl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3" draw:layer="layout" svg:width="18.62cm" svg:height="10.476cm" svg:x="1.484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xml:id="id3" draw:id="id3">
        <office:forms form:automatic-focus="false" form:apply-design-mode="false"/>
        <draw:custom-shape draw:name="Rectangle 1" draw:style-name="gr1" draw:text-style-name="P1" draw:layer="layout" svg:width="0.38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6" draw:text-style-name="P7" draw:layer="layout" svg:width="30.479cm" svg:height="1.69cm" svg:x="1.016cm" svg:y="0.508cm">
          <text:p text:style-name="P6"><text:span text:style-name="T7">CODE WALKTHROUG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15.747cm" svg:height="6.222cm" svg:x="1.016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15.747cm" svg:height="1.218cm" svg:x="1.016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7" draw:text-style-name="P7" draw:layer="layout" svg:width="14.985cm" svg:height="0.844cm" svg:x="1.321cm" svg:y="2.718cm">
          <text:p text:style-name="P6"><text:span text:style-name="T17">Random Number Setu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8" draw:text-style-name="P13" draw:layer="layout" svg:width="14.985cm" svg:height="2.53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9" draw:text-style-name="P15" draw:layer="layout" svg:width="14.477cm" svg:height="1.267cm" svg:x="1.575cm" svg:y="4.064cm">
          <text:p text:style-name="P14"><text:span text:style-name="T18">srand(time(0));</text:span></text:p>
          <text:p text:style-name="P6"><text:span text:style-name="T18">int secretNumber = rand() % 100 + 1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0" draw:text-style-name="P7" draw:layer="layout" svg:width="14.985cm" svg:height="1.267cm" svg:x="1.321cm" svg:y="6.655cm">
          <text:p text:style-name="P6"><text:span text:style-name="T19">srand seeds the random generator with the current time — ensures a different number each run. rand()%100+1 gives a value between 1 and 100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2" draw:layer="layout" svg:width="15.747cm" svg:height="6.222cm" svg:x="1.016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10" draw:layer="layout" svg:width="15.747cm" svg:height="1.218cm" svg:x="1.016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1" draw:text-style-name="P7" draw:layer="layout" svg:width="14.985cm" svg:height="0.844cm" svg:x="1.321cm" svg:y="9.322cm">
          <text:p text:style-name="P6"><text:span text:style-name="T17">Game Lo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8" draw:text-style-name="P13" draw:layer="layout" svg:width="14.985cm" svg:height="2.539cm" svg:x="1.27cm" svg:y="10.54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9" draw:text-style-name="P15" draw:layer="layout" svg:width="14.477cm" svg:height="2.283cm" svg:x="1.575cm" svg:y="10.668cm">
          <text:p text:style-name="P14"><text:span text:style-name="T18">while (attempts &gt; 0) {</text:span></text:p>
          <text:p text:style-name="P14"><text:span text:style-name="T18"><text:s text:c="2"/>cin &gt;&gt; guess;</text:span></text:p>
          <text:p text:style-name="P14"><text:span text:style-name="T18"><text:s text:c="2"/>attempts--;</text:span></text:p>
          <text:p text:style-name="P6"><text:span text:style-name="T18">}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2" draw:text-style-name="P7" draw:layer="layout" svg:width="14.985cm" svg:height="1.267cm" svg:x="1.321cm" svg:y="13.259cm">
          <text:p text:style-name="P6"><text:span text:style-name="T19">Loop runs until all 7 attempts are used. Inside: read guess, compare, decrement count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2" draw:layer="layout" svg:width="15.747cm" svg:height="6.222cm" svg:x="17.526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7" draw:text-style-name="P11" draw:layer="layout" svg:width="15.747cm" svg:height="1.218cm" svg:x="17.526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3" draw:text-style-name="P7" draw:layer="layout" svg:width="14.985cm" svg:height="0.844cm" svg:x="17.831cm" svg:y="2.718cm">
          <text:p text:style-name="P6"><text:span text:style-name="T17">Feedback Logi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8" draw:text-style-name="P13" draw:layer="layout" svg:width="14.985cm" svg:height="2.539cm" svg:x="17.7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9" draw:text-style-name="P15" draw:layer="layout" svg:width="14.477cm" svg:height="1.775cm" svg:x="18.085cm" svg:y="4.064cm">
          <text:p text:style-name="P14"><text:span text:style-name="T18">if (guess == secret) { ... }</text:span></text:p>
          <text:p text:style-name="P14"><text:span text:style-name="T18">else if (guess &gt; secret) cout &lt;&lt; "Too high!";</text:span></text:p>
          <text:p text:style-name="P6"><text:span text:style-name="T18">else cout &lt;&lt; "Too low!"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4" draw:text-style-name="P7" draw:layer="layout" svg:width="14.985cm" svg:height="1.267cm" svg:x="17.831cm" svg:y="6.655cm">
          <text:p text:style-name="P6"><text:span text:style-name="T19">Three-way branch covers all outcomes. Early return exits the program immediately on a correct gues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" draw:text-style-name="P2" draw:layer="layout" svg:width="15.747cm" svg:height="6.222cm" svg:x="17.526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1" draw:text-style-name="P12" draw:layer="layout" svg:width="15.747cm" svg:height="1.218cm" svg:x="17.526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5" draw:text-style-name="P7" draw:layer="layout" svg:width="14.985cm" svg:height="0.844cm" svg:x="17.831cm" svg:y="9.322cm">
          <text:p text:style-name="P6"><text:span text:style-name="T17">Game O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8" draw:text-style-name="P13" draw:layer="layout" svg:width="14.985cm" svg:height="2.539cm" svg:x="17.78cm" svg:y="10.54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15" draw:layer="layout" svg:width="14.477cm" svg:height="1.267cm" svg:x="18.085cm" svg:y="10.668cm">
          <text:p text:style-name="P14"><text:span text:style-name="T18">cout &lt;&lt; "The number was: "</text:span></text:p>
          <text:p text:style-name="P6"><text:span text:style-name="T18"><text:s text:c="5"/>&lt;&lt; secretNumber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6" draw:text-style-name="P7" draw:layer="layout" svg:width="14.985cm" svg:height="1.267cm" svg:x="17.831cm" svg:y="13.259cm">
          <text:p text:style-name="P6"><text:span text:style-name="T19">Reveals the secret number only after all attempts are exhausted — keeps suspense until the en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7" draw:text-style-name="P7" draw:layer="layout" svg:width="31.749cm" svg:height="0.802cm" svg:x="1.016cm" svg:y="17.907cm">
          <text:p text:style-name="P6"><text:span text:style-name="T20">🔑 <text:s/>return 0 inside the while loop is key — it exits immediately when the player wins, no extra flag need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3" draw:layer="layout" svg:width="18.62cm" svg:height="10.476cm" svg:x="1.484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 xml:id="id4" draw:id="id4">
        <office:forms form:automatic-focus="false" form:apply-design-mode="false"/>
        <draw:custom-shape draw:name="Rectangle 1" draw:style-name="gr1" draw:text-style-name="P1" draw:layer="layout" svg:width="0.38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8" draw:text-style-name="P7" draw:layer="layout" svg:width="30.479cm" svg:height="1.69cm" svg:x="1.016cm" svg:y="0.508cm">
          <text:p text:style-name="P6"><text:span text:style-name="T7">PROGRAM FLOW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6.349cm" svg:height="1.396cm" svg:x="13.716cm" svg:y="2.41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9" draw:text-style-name="P5" draw:layer="layout" svg:width="5.968cm" svg:height="0.759cm" svg:x="13.919cm" svg:y="2.591cm">
          <text:p text:style-name="P4"><text:span text:style-name="T21">STA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2" draw:layer="layout" svg:width="10.159cm" svg:height="1.777cm" svg:x="11.811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9" draw:text-style-name="P17" draw:layer="layout" svg:width="9.778cm" svg:height="1.267cm" svg:x="12.014cm" svg:y="4.623cm">
          <text:p text:style-name="P16"><text:span text:style-name="T21">Generate Secret Number</text:span></text:p>
          <text:p text:style-name="P4"><text:span text:style-name="T21">(rand % 100 + 1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2" draw:layer="layout" svg:width="6.349cm" svg:height="1.396cm" svg:x="13.716cm" svg:y="6.7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0" draw:text-style-name="P5" draw:layer="layout" svg:width="5.968cm" svg:height="0.759cm" svg:x="13.919cm" svg:y="6.909cm">
          <text:p text:style-name="P4"><text:span text:style-name="T21">attempts = 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2" draw:layer="layout" svg:width="6.349cm" svg:height="1.396cm" svg:x="13.716cm" svg:y="8.76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1" draw:text-style-name="P5" draw:layer="layout" svg:width="5.968cm" svg:height="0.759cm" svg:x="13.919cm" svg:y="8.941cm">
          <text:p text:style-name="P4"><text:span text:style-name="T21">Player Enters Gu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9" draw:text-style-name="P9" draw:layer="layout" svg:width="6.349cm" svg:height="1.396cm" svg:x="13.716cm" svg:y="10.92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2" draw:text-style-name="P5" draw:layer="layout" svg:width="5.968cm" svg:height="0.759cm" svg:x="13.919cm" svg:y="11.1cm">
          <text:p text:style-name="P4"><text:span text:style-name="T21">Correct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" draw:text-style-name="P10" draw:layer="layout" svg:width="6.349cm" svg:height="1.396cm" svg:x="23.368cm" svg:y="10.92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3" draw:text-style-name="P5" draw:layer="layout" svg:width="5.968cm" svg:height="0.759cm" svg:x="23.571cm" svg:y="11.1cm">
          <text:p text:style-name="P4"><text:span text:style-name="T21">YOU WIN! 🎉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2" draw:layer="layout" svg:width="6.349cm" svg:height="1.396cm" svg:x="13.716cm" svg:y="13.2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4" draw:text-style-name="P5" draw:layer="layout" svg:width="5.968cm" svg:height="0.759cm" svg:x="13.919cm" svg:y="13.386cm">
          <text:p text:style-name="P4"><text:span text:style-name="T21">Too High / Too Low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" draw:text-style-name="P2" draw:layer="layout" svg:width="6.349cm" svg:height="1.396cm" svg:x="13.716cm" svg:y="15.4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5" draw:text-style-name="P5" draw:layer="layout" svg:width="5.968cm" svg:height="0.759cm" svg:x="13.919cm" svg:y="15.672cm">
          <text:p text:style-name="P4"><text:span text:style-name="T21">attempts--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6" draw:text-style-name="P9" draw:layer="layout" svg:width="3.708cm" svg:height="1.396cm" draw:transform="rotate (-0.000872664625997355) translate (5.764cm 12.995cm)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7" draw:text-style-name="P5" draw:layer="layout" svg:width="5.968cm" svg:height="0.759cm" draw:transform="rotate (-0.00715584993317744) translate (4.575cm 13.322cm)">
          <text:p text:style-name="P4"><text:span text:style-name="T21">attempts = 0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8" draw:text-style-name="P12" draw:layer="layout" svg:width="4.124cm" svg:height="1.396cm" draw:transform="rotate (-0.00785398163397424) translate (0.667cm 13.009cm)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9" draw:text-style-name="P5" draw:layer="layout" svg:width="5.968cm" svg:height="0.757cm" draw:transform="rotate (-3.13635666583381) translate (5.798cm 14.097cm)">
          <text:p text:style-name="P4"><text:span text:style-name="T21">GAME OVER ❌</text:span></text:p>
          <draw:enhanced-geometry draw:mirror-horizontal="false" draw:mirror-vertical="tru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23" draw:style-name="gr60" draw:text-style-name="P18" draw:layer="layout" svg:width="0.002cm" svg:height="0.637cm" svg:x="16.891cm" svg:y="3.81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24" draw:style-name="gr60" draw:text-style-name="P18" draw:layer="layout" svg:width="0.002cm" svg:height="0.51cm" svg:x="16.891cm" svg:y="6.223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25" draw:style-name="gr60" draw:text-style-name="P18" draw:layer="layout" svg:width="0.002cm" svg:height="0.637cm" svg:x="16.891cm" svg:y="8.128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26" draw:style-name="gr60" draw:text-style-name="P18" draw:layer="layout" svg:width="0.002cm" svg:height="0.764cm" svg:x="16.891cm" svg:y="10.16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27" draw:style-name="gr60" draw:text-style-name="P18" draw:layer="layout" svg:width="3.304cm" svg:height="0.002cm" svg:x="20.066cm" svg:y="11.608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28" draw:style-name="gr60" draw:text-style-name="P18" draw:layer="layout" svg:width="0.002cm" svg:height="0.891cm" svg:x="16.891cm" svg:y="12.319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29" draw:style-name="gr60" draw:text-style-name="P18" draw:layer="layout" svg:width="0.002cm" svg:height="0.891cm" svg:x="16.891cm" svg:y="14.605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30" draw:style-name="gr60" draw:text-style-name="P18" draw:layer="layout" svg:width="6.733cm" svg:height="0.002cm" svg:x="10.16cm" svg:y="16.891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31" draw:style-name="gr60" draw:text-style-name="P18" draw:layer="layout" svg:width="0.002cm" svg:height="7.444cm" svg:x="10.16cm" svg:y="9.449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32" draw:style-name="gr60" draw:text-style-name="P18" draw:layer="layout" svg:width="3.558cm" svg:height="0.002cm" svg:x="10.16cm" svg:y="9.449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33" draw:style-name="gr60" draw:text-style-name="P18" draw:layer="layout" svg:width="3.558cm" svg:height="0.002cm" svg:x="10.16cm" svg:y="11.608cm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Right Brace 34" draw:style-name="gr61" draw:text-style-name="P18" draw:layer="layout" svg:width="0.002cm" svg:height="2.796cm" draw:transform="rotate (-1.57289072189729) translate (10.306cm 11.614cm)">
          <text:p/>
          <draw:enhanced-geometry draw:mirror-horizontal="false" draw:mirror-vertical="false" svg:viewBox="0 0 0 0" draw:glue-points="0 0 ?f18 ?f8 0 ?f19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position-x="?f17" draw:handle-position-y="?f7" draw:handle-range-y-maximum="?f5" draw:handle-range-y-minimum="0"/>
            <draw:handle draw:handle-position="?f18 ?f8" draw:handle-position-x="?f18" draw:handle-position-y="?f8" draw:handle-range-y-maximum="100000" draw:handle-range-y-minimum="0"/>
          </draw:enhanced-geometry>
        </draw:custom-shape>
        <draw:custom-shape draw:name="TextBox 36" draw:style-name="gr62" draw:text-style-name="P7" draw:layer="layout" svg:width="2.285cm" svg:height="0.717cm" svg:x="20.193cm" svg:y="10.795cm">
          <text:p text:style-name="P6"><text:span text:style-name="T22">Y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3" draw:text-style-name="P7" draw:layer="layout" svg:width="1.777cm" svg:height="0.717cm" svg:x="15.406cm" svg:y="12.318cm">
          <text:p text:style-name="P6"><text:span text:style-name="T23">N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4" draw:text-style-name="P7" draw:layer="layout" svg:width="2.031cm" svg:height="0.717cm" draw:transform="rotate (-0.0104719755119665) translate (4.799cm 12.271cm)">
          <text:p text:style-name="P6"><text:span text:style-name="T23">Y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5" draw:text-style-name="P19" draw:layer="layout" svg:x1="2.646cm" svg:y1="13.009cm" svg:x2="2.676cm" svg:y2="11.606cm">
          <text:p/>
        </draw:line>
        <draw:line draw:style-name="gr66" draw:text-style-name="P20" draw:layer="layout" svg:x1="2.646cm" svg:y1="11.606cm" svg:x2="7.965cm" svg:y2="11.616cm">
          <text:p/>
        </draw:line>
        <draw:line draw:style-name="gr67" draw:text-style-name="P20" draw:layer="layout" svg:x1="7.757cm" svg:y1="11.616cm" svg:x2="7.757cm" svg:y2="12.995cm">
          <text:p/>
        </draw:lin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3" draw:layer="layout" svg:width="18.62cm" svg:height="10.476cm" svg:x="1.484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 xml:id="id5" draw:id="id5">
        <office:forms form:automatic-focus="false" form:apply-design-mode="false"/>
        <draw:custom-shape draw:name="Rectangle 1" draw:style-name="gr1" draw:text-style-name="P1" draw:layer="layout" svg:width="0.38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7" draw:layer="layout" svg:width="30.479cm" svg:height="1.69cm" svg:x="1.016cm" svg:y="0.508cm">
          <text:p text:style-name="P6"><text:span text:style-name="T7">KEY C++ CONCE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10.159cm" svg:height="6.044cm" svg:x="1.016cm" svg:y="2.7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10.159cm" svg:height="1.218cm" svg:x="1.016cm" svg:y="2.7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9" draw:text-style-name="P7" draw:layer="layout" svg:width="9.524cm" svg:height="0.844cm" svg:x="1.321cm" svg:y="2.972cm">
          <text:p text:style-name="P6"><text:span text:style-name="T17">rand() &amp; srand(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0" draw:text-style-name="P7" draw:layer="layout" svg:width="9.524cm" svg:height="1.775cm" svg:x="1.321cm" svg:y="4.267cm">
          <text:p text:style-name="P6"><text:span text:style-name="T19">Generates pseudorandom numbers. srand(time(0)) changes the seed every second — different game each ru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3" draw:layer="layout" svg:width="9.651cm" svg:height="1.472cm" svg:x="1.27cm" svg:y="7.0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1" draw:text-style-name="P7" draw:layer="layout" svg:width="9.143cm" svg:height="0.717cm" svg:x="1.575cm" svg:y="7.163cm">
          <text:p text:style-name="P6"><text:span text:style-name="T24">int secret = rand() % 100 + 1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2" draw:layer="layout" svg:width="10.159cm" svg:height="6.044cm" svg:x="11.938cm" svg:y="2.7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10" draw:layer="layout" svg:width="10.159cm" svg:height="1.218cm" svg:x="11.938cm" svg:y="2.7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2" draw:text-style-name="P7" draw:layer="layout" svg:width="9.524cm" svg:height="0.844cm" svg:x="12.243cm" svg:y="2.972cm">
          <text:p text:style-name="P6"><text:span text:style-name="T17">while Lo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3" draw:text-style-name="P7" draw:layer="layout" svg:width="9.524cm" svg:height="1.267cm" svg:x="12.243cm" svg:y="4.267cm">
          <text:p text:style-name="P6"><text:span text:style-name="T19">Repeats the guessing block as long as attempts &gt; 0. Loop body runs up to 7 tim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8" draw:text-style-name="P13" draw:layer="layout" svg:width="9.651cm" svg:height="1.472cm" svg:x="12.192cm" svg:y="7.0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4" draw:text-style-name="P7" draw:layer="layout" svg:width="9.143cm" svg:height="0.717cm" svg:x="12.497cm" svg:y="7.163cm">
          <text:p text:style-name="P6"><text:span text:style-name="T24">while (attempts &gt; 0) { ... }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2" draw:layer="layout" svg:width="10.159cm" svg:height="6.044cm" svg:x="22.86cm" svg:y="2.7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7" draw:text-style-name="P11" draw:layer="layout" svg:width="10.159cm" svg:height="1.218cm" svg:x="22.86cm" svg:y="2.7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5" draw:text-style-name="P7" draw:layer="layout" svg:width="9.524cm" svg:height="0.844cm" svg:x="23.165cm" svg:y="2.972cm">
          <text:p text:style-name="P6"><text:span text:style-name="T17">if / else if / el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6" draw:text-style-name="P7" draw:layer="layout" svg:width="9.524cm" svg:height="1.267cm" svg:x="23.165cm" svg:y="4.267cm">
          <text:p text:style-name="P6"><text:span text:style-name="T19">Three-branch condition checks for correct, too high, or too low in one clean block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8" draw:text-style-name="P13" draw:layer="layout" svg:width="9.651cm" svg:height="1.472cm" svg:x="23.114cm" svg:y="7.0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7" draw:text-style-name="P7" draw:layer="layout" svg:width="9.143cm" svg:height="0.717cm" svg:x="23.419cm" svg:y="7.163cm">
          <text:p text:style-name="P6"><text:span text:style-name="T24">if (g==s) ... else if (g&gt;s) ..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" draw:text-style-name="P2" draw:layer="layout" svg:width="10.159cm" svg:height="6.044cm" svg:x="1.016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9" draw:text-style-name="P9" draw:layer="layout" svg:width="10.159cm" svg:height="1.218cm" svg:x="1.016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8" draw:text-style-name="P7" draw:layer="layout" svg:width="9.524cm" svg:height="0.844cm" svg:x="1.321cm" svg:y="9.576cm">
          <text:p text:style-name="P6"><text:span text:style-name="T17">return 0 inside lo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9" draw:text-style-name="P7" draw:layer="layout" svg:width="9.524cm" svg:height="1.267cm" svg:x="1.321cm" svg:y="10.871cm">
          <text:p text:style-name="P6"><text:span text:style-name="T19">Immediately exits main() — and the program — the moment the player guesses correctl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8" draw:text-style-name="P13" draw:layer="layout" svg:width="9.651cm" svg:height="1.472cm" svg:x="1.27cm" svg:y="13.6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80" draw:text-style-name="P7" draw:layer="layout" svg:width="9.143cm" svg:height="0.717cm" svg:x="1.575cm" svg:y="13.767cm">
          <text:p text:style-name="P6"><text:span text:style-name="T24">if (guess == secret) return 0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" draw:text-style-name="P2" draw:layer="layout" svg:width="10.159cm" svg:height="6.044cm" svg:x="11.938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1" draw:text-style-name="P12" draw:layer="layout" svg:width="10.159cm" svg:height="1.218cm" svg:x="11.938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81" draw:text-style-name="P7" draw:layer="layout" svg:width="9.524cm" svg:height="0.844cm" svg:x="12.243cm" svg:y="9.576cm">
          <text:p text:style-name="P6"><text:span text:style-name="T17">Decrement Operator --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82" draw:text-style-name="P7" draw:layer="layout" svg:width="9.524cm" svg:height="1.267cm" svg:x="12.243cm" svg:y="10.871cm">
          <text:p text:style-name="P6"><text:span text:style-name="T19">attempts-- reduces the counter by 1 each wrong guess. Simple but essential for the limi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8" draw:text-style-name="P13" draw:layer="layout" svg:width="9.651cm" svg:height="1.472cm" svg:x="12.192cm" svg:y="13.6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3" draw:text-style-name="P7" draw:layer="layout" svg:width="9.143cm" svg:height="0.717cm" svg:x="12.497cm" svg:y="13.767cm">
          <text:p text:style-name="P6"><text:span text:style-name="T24">attempts--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" draw:text-style-name="P2" draw:layer="layout" svg:width="10.159cm" svg:height="6.044cm" svg:x="22.86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84" draw:text-style-name="P21" draw:layer="layout" svg:width="10.159cm" svg:height="1.218cm" svg:x="22.86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85" draw:text-style-name="P7" draw:layer="layout" svg:width="9.524cm" svg:height="0.844cm" svg:x="23.165cm" svg:y="9.576cm">
          <text:p text:style-name="P6"><text:span text:style-name="T17">cin / co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86" draw:text-style-name="P7" draw:layer="layout" svg:width="9.524cm" svg:height="1.267cm" svg:x="23.165cm" svg:y="10.871cm">
          <text:p text:style-name="P6"><text:span text:style-name="T19">Standard I/O stream. cin reads the player's guess; cout prints feedback to the conso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38" draw:text-style-name="P13" draw:layer="layout" svg:width="9.651cm" svg:height="1.472cm" svg:x="23.114cm" svg:y="13.61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87" draw:text-style-name="P7" draw:layer="layout" svg:width="9.143cm" svg:height="0.717cm" svg:x="23.419cm" svg:y="13.767cm">
          <text:p text:style-name="P6"><text:span text:style-name="T24">cin &gt;&gt; guess; <text:s/>cout &lt;&lt; msg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88" draw:text-style-name="P7" draw:layer="layout" svg:width="31.749cm" svg:height="0.802cm" svg:x="1.016cm" svg:y="17.221cm">
          <text:p text:style-name="P6"><text:span text:style-name="T16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3" draw:layer="layout" svg:width="18.62cm" svg:height="10.476cm" svg:x="1.484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 xml:id="id6" draw:id="id6">
        <office:forms form:automatic-focus="false" form:apply-design-mode="false"/>
        <draw:custom-shape draw:name="Rectangle 1" draw:style-name="gr1" draw:text-style-name="P1" draw:layer="layout" svg:width="0.38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9" draw:text-style-name="P7" draw:layer="layout" svg:width="30.479cm" svg:height="1.69cm" svg:x="1.016cm" svg:y="0.508cm">
          <text:p text:style-name="P6"><text:span text:style-name="T7">SAMPLE OUTP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0" draw:text-style-name="P13" draw:layer="layout" svg:width="14.985cm" svg:height="14.731cm" svg:x="1.016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1" draw:text-style-name="P22" draw:layer="layout" svg:width="14.985cm" svg:height="1.269cm" svg:x="1.016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2" draw:text-style-name="P7" draw:layer="layout" svg:width="13.969cm" svg:height="0.844cm" svg:x="1.524cm" svg:y="2.667cm">
          <text:p text:style-name="P6"><text:span text:style-name="T25">✅ <text:s/>WIN Scenar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3" draw:text-style-name="P7" draw:layer="layout" svg:width="13.969cm" svg:height="0.802cm" svg:x="1.524cm" svg:y="4.064cm">
          <text:p text:style-name="P6"><text:span text:style-name="T26">🎯 Number Guessing Gam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4" draw:text-style-name="P7" draw:layer="layout" svg:width="13.969cm" svg:height="0.802cm" svg:x="1.524cm" svg:y="5.131cm">
          <text:p text:style-name="P6"><text:span text:style-name="T11">Guess a number between 1 and 1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5" draw:text-style-name="P7" draw:layer="layout" svg:width="13.969cm" svg:height="0.802cm" svg:x="1.524cm" svg:y="6.198cm">
          <text:p text:style-name="P6"><text:span text:style-name="T11">You have 7 attempt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6" draw:text-style-name="P23" draw:layer="layout" svg:width="13.969cm" svg:height="1.015cm" svg:x="1.524cm" svg:y="7.2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7" draw:text-style-name="P7" draw:layer="layout" svg:width="13.969cm" svg:height="0.802cm" svg:x="1.524cm" svg:y="8.331cm">
          <text:p text:style-name="P6"><text:span text:style-name="T26">Enter your guess: 5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8" draw:text-style-name="P7" draw:layer="layout" svg:width="13.969cm" svg:height="0.802cm" svg:x="1.524cm" svg:y="9.398cm">
          <text:p text:style-name="P6"><text:span text:style-name="T20">📉 Too low! <text:s text:c="2"/>Attempts left: 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9" draw:text-style-name="P7" draw:layer="layout" svg:width="13.969cm" svg:height="0.802cm" svg:x="1.524cm" svg:y="10.465cm">
          <text:p text:style-name="P6"><text:span text:style-name="T26">Enter your guess: 7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00" draw:text-style-name="P7" draw:layer="layout" svg:width="13.969cm" svg:height="0.802cm" svg:x="1.524cm" svg:y="11.532cm">
          <text:p text:style-name="P6"><text:span text:style-name="T20">📈 Too high! <text:s/>Attempts left: 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01" draw:text-style-name="P7" draw:layer="layout" svg:width="13.969cm" svg:height="0.802cm" svg:x="1.524cm" svg:y="12.598cm">
          <text:p text:style-name="P6"><text:span text:style-name="T26">Enter your guess: 6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2" draw:text-style-name="P7" draw:layer="layout" svg:width="13.969cm" svg:height="0.802cm" svg:x="1.524cm" svg:y="13.665cm">
          <text:p text:style-name="P6"><text:span text:style-name="T27">✅ Correct! You won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3" draw:text-style-name="P13" draw:layer="layout" svg:width="14.985cm" svg:height="14.731cm" svg:x="17.78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04" draw:text-style-name="P24" draw:layer="layout" svg:width="14.985cm" svg:height="1.269cm" svg:x="17.78cm" svg:y="2.5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5" draw:text-style-name="P7" draw:layer="layout" svg:width="13.969cm" svg:height="0.844cm" svg:x="18.288cm" svg:y="2.667cm">
          <text:p text:style-name="P6"><text:span text:style-name="T28">❌ <text:s/>GAME OVER Scenar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06" draw:text-style-name="P7" draw:layer="layout" svg:width="13.969cm" svg:height="0.802cm" svg:x="18.288cm" svg:y="4.064cm">
          <text:p text:style-name="P6"><text:span text:style-name="T26">Enter your guess: 5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7" draw:text-style-name="P7" draw:layer="layout" svg:width="13.969cm" svg:height="0.802cm" svg:x="18.288cm" svg:y="5.131cm">
          <text:p text:style-name="P6"><text:span text:style-name="T20">📉 Too low! <text:s text:c="2"/>Attempts left: 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8" draw:text-style-name="P7" draw:layer="layout" svg:width="13.969cm" svg:height="0.802cm" svg:x="18.288cm" svg:y="6.198cm">
          <text:p text:style-name="P6"><text:span text:style-name="T26">Enter your guess: 8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09" draw:text-style-name="P7" draw:layer="layout" svg:width="13.969cm" svg:height="0.802cm" svg:x="18.288cm" svg:y="7.264cm">
          <text:p text:style-name="P6"><text:span text:style-name="T20">📈 Too high! <text:s/>Attempts left: 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10" draw:text-style-name="P7" draw:layer="layout" svg:width="13.969cm" svg:height="0.802cm" svg:x="18.288cm" svg:y="8.331cm">
          <text:p text:style-name="P6"><text:span text:style-name="T26">Enter your guess: 6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11" draw:text-style-name="P7" draw:layer="layout" svg:width="13.969cm" svg:height="0.802cm" svg:x="18.288cm" svg:y="9.398cm">
          <text:p text:style-name="P6"><text:span text:style-name="T20">📉 Too low! <text:s text:c="2"/>Attempts left: 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12" draw:text-style-name="P7" draw:layer="layout" svg:width="13.969cm" svg:height="0.802cm" svg:x="18.288cm" svg:y="10.465cm">
          <text:p text:style-name="P6"><text:span text:style-name="T11"><text:s text:c="2"/>... (4 more wrong guesse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13" draw:text-style-name="P7" draw:layer="layout" svg:width="13.969cm" svg:height="0.802cm" svg:x="18.288cm" svg:y="11.532cm">
          <text:p text:style-name="P6"><text:span text:style-name="T29">Attempts left: 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14" draw:text-style-name="P7" draw:layer="layout" svg:width="13.969cm" svg:height="0.802cm" svg:x="18.288cm" svg:y="12.598cm">
          <text:p text:style-name="P6"><text:span text:style-name="T29">❌ Game Over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15" draw:text-style-name="P7" draw:layer="layout" svg:width="13.969cm" svg:height="0.802cm" svg:x="18.288cm" svg:y="13.665cm">
          <text:p text:style-name="P6"><text:span text:style-name="T30">The number was: 7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16" draw:text-style-name="P7" draw:layer="layout" svg:width="31.749cm" svg:height="0.802cm" svg:x="1.016cm" svg:y="17.907cm">
          <text:p text:style-name="P6"><text:span text:style-name="T20">📌 <text:s/>Secret number is only revealed on Game Over — adds suspense while teaching conditional outpu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3" draw:layer="layout" svg:width="18.62cm" svg:height="10.476cm" svg:x="1.484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 xml:id="id7" draw:id="id7">
        <office:forms form:automatic-focus="false" form:apply-design-mode="false"/>
        <draw:custom-shape draw:name="Rectangle 1" draw:style-name="gr1" draw:text-style-name="P1" draw:layer="layout" svg:width="0.38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2" draw:layer="layout" svg:width="11.429cm" svg:height="11.429cm" svg:x="23.368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17" draw:text-style-name="P5" draw:layer="layout" svg:width="8.889cm" svg:height="6.178cm" svg:x="24.892cm" svg:y="6.604cm">
          <text:p text:style-name="P4"><text:span text:style-name="T31">🎮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8" draw:text-style-name="P7" draw:layer="layout" svg:width="22.859cm" svg:height="1.86cm" svg:x="1.016cm" svg:y="2.032cm">
          <text:p text:style-name="P6"><text:span text:style-name="T32">CONCLUS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9" draw:text-style-name="P7" draw:layer="layout" svg:width="1.269cm" svg:height="1.013cm" svg:x="1.016cm" svg:y="4.699cm">
          <text:p text:style-name="P6"><text:span text:style-name="T33">✅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0" draw:text-style-name="P7" draw:layer="layout" svg:width="20.065cm" svg:height="0.971cm" svg:x="2.54cm" svg:y="4.775cm">
          <text:p text:style-name="P6"><text:span text:style-name="T34">Random number generation with rand() and srand(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1" draw:text-style-name="P7" draw:layer="layout" svg:width="1.269cm" svg:height="1.013cm" svg:x="1.016cm" svg:y="6.426cm">
          <text:p text:style-name="P6"><text:span text:style-name="T33">✅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2" draw:text-style-name="P7" draw:layer="layout" svg:width="20.065cm" svg:height="0.971cm" svg:x="2.54cm" svg:y="6.502cm">
          <text:p text:style-name="P6"><text:span text:style-name="T34">Loop control with while and attempt coun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3" draw:text-style-name="P7" draw:layer="layout" svg:width="1.269cm" svg:height="1.013cm" svg:x="1.016cm" svg:y="8.153cm">
          <text:p text:style-name="P6"><text:span text:style-name="T33">✅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4" draw:text-style-name="P7" draw:layer="layout" svg:width="20.065cm" svg:height="0.971cm" svg:x="2.54cm" svg:y="8.23cm">
          <text:p text:style-name="P6"><text:span text:style-name="T34">Three-way conditional: correct / too high / too low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5" draw:text-style-name="P7" draw:layer="layout" svg:width="1.269cm" svg:height="1.013cm" svg:x="1.016cm" svg:y="9.881cm">
          <text:p text:style-name="P6"><text:span text:style-name="T33">✅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6" draw:text-style-name="P7" draw:layer="layout" svg:width="20.065cm" svg:height="0.971cm" svg:x="2.54cm" svg:y="9.957cm">
          <text:p text:style-name="P6"><text:span text:style-name="T34">Early exit with return 0 inside the lo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27" draw:text-style-name="P7" draw:layer="layout" svg:width="1.269cm" svg:height="1.013cm" svg:x="1.016cm" svg:y="11.608cm">
          <text:p text:style-name="P6"><text:span text:style-name="T33">✅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8" draw:text-style-name="P7" draw:layer="layout" svg:width="20.065cm" svg:height="0.971cm" svg:x="2.54cm" svg:y="11.684cm">
          <text:p text:style-name="P6"><text:span text:style-name="T34">Clean console I/O with cin and co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9" draw:text-style-name="P7" draw:layer="layout" svg:width="1.269cm" svg:height="1.013cm" svg:x="1.016cm" svg:y="13.335cm">
          <text:p text:style-name="P6"><text:span text:style-name="T35">✅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30" draw:text-style-name="P7" draw:layer="layout" svg:width="20.065cm" svg:height="0.971cm" svg:x="2.54cm" svg:y="13.411cm">
          <text:p text:style-name="P6"><text:span text:style-name="T34">Entire game in &lt; 40 lines — minimal, readable C++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" draw:text-style-name="P1" draw:layer="layout" svg:width="21.589cm" svg:height="2.285cm" svg:x="1.016cm" svg:y="16.0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31" draw:text-style-name="P7" draw:layer="layout" svg:width="20.573cm" svg:height="1.182cm" svg:x="1.524cm" svg:y="16.205cm">
          <text:p text:style-name="P6"><text:span text:style-name="T36">Thank You! <text:s/>Welcome 🙋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3" draw:layer="layout" svg:width="18.62cm" svg:height="10.476cm" svg:x="1.484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 style:writing-mode="lr-tb">
        <text:list-style style:name="Title_20_Slide-subtitle" style:display-name="Title Slide-sub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center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number text:level="1" style:num-format="">
            <style:list-level-properties text:space-before="-0.953cm" text:min-label-width="0.953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1.27cm">
        <style:tab-stops/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Calibri" fo:font-family="Calibri" fo:font-size="40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Arial" style:font-family-complex="Ari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13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graphic-properties style:writing-mode="lr-tb"/>
      <style:paragraph-properties fo:margin-left="0cm" fo:margin-right="0cm" fo:margin-top="0.113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number text:level="1" style:num-format="">
            <style:list-level-properties text:space-before="-0.953cm" text:min-label-width="0.953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99cm" fo:margin-bottom="0cm" fo:line-height="100%" fo:text-align="left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Arial" style:font-family-complex="Ari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number text:level="1" style:num-format="">
            <style:list-level-properties text:space-before="-0.953cm" text:min-label-width="0.953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99cm" fo:margin-bottom="0cm" fo:line-height="100%" fo:text-align="left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Arial" style:font-family-complex="Ari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2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lef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lef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righ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.226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left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left" style:font-independent-line-spacing="true"/>
      <style:text-properties fo:font-size="40pt"/>
    </style:style>
    <style:style style:name="MP20" style:family="paragraph">
      <style:paragraph-properties fo:margin-left="0cm" fo:margin-right="0cm" fo:margin-top="0.141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left" style:font-independent-line-spacing="true"/>
      <style:text-properties fo:font-size="20pt"/>
    </style:style>
    <style:style style:name="MP22" style:family="paragraph">
      <style:paragraph-properties fo:margin-left="0cm" fo:margin-right="0cm" fo:margin-top="0.127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3" style:family="paragraph">
      <loext:graphic-properties draw:fill="none"/>
      <style:paragraph-properties fo:text-align="left" style:font-independent-line-spacing="true"/>
      <style:text-properties fo:font-size="28pt"/>
    </style:style>
    <style:style style:name="MP24" style:family="paragraph">
      <style:paragraph-properties fo:margin-left="0cm" fo:margin-right="0cm" fo:margin-top="0.169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left" style:font-independent-line-spacing="true"/>
      <style:text-properties fo:font-size="24pt"/>
    </style:style>
    <style:style style:name="MP26" style:family="paragraph">
      <style:paragraph-properties fo:margin-left="0cm" fo:margin-right="0cm" fo:margin-top="0.127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style:paragraph-properties fo:margin-left="0cm" fo:margin-right="0cm" fo:margin-top="0.099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loext:graphic-properties draw:fill="none"/>
      <style:paragraph-properties fo:text-align="left" style:font-independent-line-spacing="true"/>
      <style:text-properties fo:font-size="14pt"/>
    </style:style>
    <style:style style:name="MP30" style:family="paragraph">
      <style:paragraph-properties fo:text-align="lef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size="3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-0.953cm"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4" presentation:style-name="Mpr3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" draw:text-style-name="MP17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4" presentation:style-name="Mpr8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5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1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2" draw:text-style-name="MP17" draw:layer="backgroundobjects" svg:width="16.721cm" svg:height="16.253cm" svg:x="1.27cm" svg:y="0.763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4" presentation:style-name="Mpr13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5" presentation:style-name="Mpr13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7" draw:text-style-name="MP17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4" presentation:style-name="Mpr18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5" presentation:style-name="Mpr18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1" draw:text-style-name="MP19" draw:layer="backgroundobjects" svg:width="21.589cm" svg:height="3.783cm" svg:x="2.006cm" svg:y="12.241cm" presentation:class="title" presentation:user-transformed="true">
        <draw:text-box>
          <text:p text:style-name="MP18"><text:span text:style-name="MT9">Click to edit Master title style</text:span></text:p>
        </draw:text-box>
      </draw:frame>
      <draw:frame draw:name="Text Placeholder 2" presentation:style-name="Mpr22" draw:text-style-name="MP21" draw:layer="backgroundobjects" svg:width="21.589cm" svg:height="4.166cm" svg:x="2.006cm" svg:y="8.074cm" presentation:class="outline" presentation:user-transformed="true">
        <draw:text-box>
          <text:list text:style-name="ML5">
            <text:list-item>
              <text:p text:style-name="MP20"><text:span text:style-name="MT10">Click to edit Master text styles</text:span></text:p>
            </text:list-item>
          </text:list>
        </draw:text-box>
      </draw:frame>
      <draw:frame draw:name="Date Placeholder 3" presentation:style-name="Mpr2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4" presentation:style-name="Mpr23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5" presentation:style-name="Mpr23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7" draw:text-style-name="MP23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22"><text:span text:style-name="MT11">Fourth level</text:span></text:p>
                          <text:list>
                            <text:list-item>
                              <text:p text:style-name="MP22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23" draw:layer="backgroundobjects" svg:width="11.217cm" svg:height="12.571cm" svg:x="12.912cm" svg:y="4.445cm" presentation:class="outline" presentation:user-transformed="true">
        <draw:text-box>
          <text:list text:style-name="ML6">
            <text:list-item>
              <text:p text:style-name="MP14"><text:span text:style-name="MT6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5" presentation:style-name="Mpr28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6" presentation:style-name="Mpr28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2" draw:text-style-name="MP25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2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25" draw:layer="backgroundobjects" svg:width="11.222cm" svg:height="10.975cm" svg:x="1.27cm" svg:y="6.041cm" presentation:class="outline" presentation:user-transformed="true">
        <draw:text-box>
          <text:list text:style-name="ML6">
            <text:list-item>
              <text:p text:style-name="MP24"><text:span text:style-name="MT7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6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25" draw:layer="backgroundobjects" svg:width="11.226cm" svg:height="1.776cm" svg:x="12.903cm" svg:y="4.264cm" presentation:class="outline" presentation:user-transformed="true">
        <draw:text-box>
          <text:p text:style-name="MP24"><text:span text:style-name="MT12">Click to edit Master text styles</text:span></text:p>
        </draw:text-box>
      </draw:frame>
      <draw:frame draw:name="Content Placeholder 5" presentation:style-name="Mpr33" draw:text-style-name="MP25" draw:layer="backgroundobjects" svg:width="11.226cm" svg:height="10.975cm" svg:x="12.903cm" svg:y="6.041cm" presentation:class="outline" presentation:user-transformed="true">
        <draw:text-box>
          <text:list text:style-name="ML6">
            <text:list-item>
              <text:p text:style-name="MP24"><text:span text:style-name="MT7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6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7" presentation:style-name="Mpr34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8" presentation:style-name="Mpr34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7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3" presentation:style-name="Mpr38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4" presentation:style-name="Mpr38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1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2" presentation:style-name="Mpr41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3" presentation:style-name="Mpr41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4" draw:text-style-name="MP21" draw:layer="backgroundobjects" svg:width="8.355cm" svg:height="3.227cm" svg:x="1.27cm" svg:y="0.758cm" presentation:class="title" presentation:user-transformed="true">
        <draw:text-box>
          <text:p text:style-name="MP18"><text:span text:style-name="MT14">Click to edit Master title style</text:span></text:p>
        </draw:text-box>
      </draw:frame>
      <draw:frame draw:name="Content Placeholder 2" presentation:style-name="Mpr45" draw:text-style-name="MP17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9" draw:layer="backgroundobjects" svg:width="8.355cm" svg:height="13.03cm" svg:x="1.27cm" svg:y="3.986cm" presentation:class="outline" presentation:user-transformed="true">
        <draw:text-box>
          <text:p text:style-name="MP28"><text:span text:style-name="MT15">Click to edit Master text styles</text:span></text:p>
        </draw:text-box>
      </draw:frame>
      <draw:frame draw:name="Date Placeholder 4" presentation:style-name="Mpr46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5" presentation:style-name="Mpr46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6" presentation:style-name="Mpr46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9" draw:text-style-name="MP21" draw:layer="backgroundobjects" svg:width="15.239cm" svg:height="1.573cm" svg:x="4.979cm" svg:y="13.335cm" presentation:class="title" presentation:user-transformed="true">
        <draw:text-box>
          <text:p text:style-name="MP18"><text:span text:style-name="MT14">Click to edit Master title style</text:span></text:p>
        </draw:text-box>
      </draw:frame>
      <draw:frame draw:name="Picture Placeholder 2" presentation:style-name="Mpr50" draw:text-style-name="MP17" draw:layer="backgroundobjects" svg:width="15.239cm" svg:height="11.429cm" svg:x="4.979cm" svg:y="1.702cm" presentation:class="outline" presentation:user-transformed="true">
        <draw:text-box>
          <text:list text:style-name="ML5">
            <text:list-item>
              <text:p text:style-name="MP30"><text:span text:style-name="MT16">Click to edit the outline text format</text:span></text:p>
              <text:list>
                <text:list-item>
                  <text:p text:style-name="MP30"><text:span text:style-name="MT16">Second Outline Level</text:span></text:p>
                  <text:list>
                    <text:list-item>
                      <text:p text:style-name="MP30"><text:span text:style-name="MT16">Third Outline Level</text:span></text:p>
                      <text:list>
                        <text:list-item>
                          <text:p text:style-name="MP30"><text:span text:style-name="MT16">Fourth Outline Level</text:span></text:p>
                          <text:list>
                            <text:list-item>
                              <text:p text:style-name="MP30"><text:span text:style-name="MT16">Fifth Outline Level</text:span></text:p>
                              <text:list>
                                <text:list-item>
                                  <text:p text:style-name="MP30"><text:span text:style-name="MT16">Sixth Outline Level</text:span></text:p>
                                  <text:list>
                                    <text:list-item>
                                      <text:p text:style-name="MP30"><text:span text:style-name="MT1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1" draw:text-style-name="MP29" draw:layer="backgroundobjects" svg:width="15.239cm" svg:height="2.235cm" svg:x="4.979cm" svg:y="14.909cm" presentation:class="outline" presentation:user-transformed="true">
        <draw:text-box>
          <text:p text:style-name="MP28"><text:span text:style-name="MT15">Click to edit Master text styles</text:span></text:p>
        </draw:text-box>
      </draw:frame>
      <draw:frame draw:name="Date Placeholder 4" presentation:style-name="Mpr5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draw:name="Footer Placeholder 5" presentation:style-name="Mpr52" draw:text-style-name="MP10" draw:layer="backgroundobjects" svg:width="8.042cm" svg:height="1.013cm" svg:x="8.678cm" svg:y="17.657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Slide Number Placeholder 6" presentation:style-name="Mpr52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escription>generated using python-pptx</dc:description>
    <meta:editing-cycles>4</meta:editing-cycles>
    <meta:creation-date>2013-01-27T09:14:16</meta:creation-date>
    <dc:date>2026-04-29T11:04:23.050268700</dc:date>
    <meta:editing-duration>PT52M9S</meta:editing-duration>
    <meta:generator>LibreOffice/26.2.2.2$Windows_X86_64 LibreOffice_project/1f77d10d6938fd34972958f64b2bcfa54f8b1ba5</meta:generator>
    <meta:document-statistic meta:object-count="350"/>
    <meta:user-defined meta:name="AppVersion">14.0000</meta:user-defined>
    <meta:user-defined meta:name="PresentationFormat">On-screen Show (4:3)</meta:user-defined>
  </office:meta>
</office:document-meta>
</file>